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 table:number-rows-repeated="3156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3:56:28.3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20-03-05T15:35:40.300000000</dc:date>
    <meta:editing-cycles>266</meta:editing-cycles>
    <meta:editing-duration>P12DT10H12M4S</meta:editing-duration>
    <meta:document-statistic meta:table-count="3" meta:cell-count="2548" meta:object-count="0"/>
    <meta:user-defined meta:name="Info 1"/>
    <meta:user-defined meta:name="Info 2"/>
    <meta:user-defined meta:name="Info 3"/>
    <meta:user-defined meta:name="Info 4"/>
  </office:meta>
</office:document-meta>
</file>